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fo:font-weight="bold" style:font-weight-asian="bold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indent="0.741cm" style:auto-text-indent="false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fo:color="#3366ff" fo:font-size="11pt" fo:language="it" fo:country="I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left="0cm" fo:margin-right="0cm" fo:text-indent="0.741cm" style:auto-text-indent="false"/>
      <style:text-properties fo:font-size="20pt" style:font-size-asian="20pt" style:font-size-complex="20pt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fo:font-size="20pt" fo:language="it" fo:country="IT" style:font-size-asian="20pt" style:font-size-complex="20pt" style:font-weight-complex="bold"/>
    </style:style>
    <style:style style:name="P9" style:family="paragraph" style:parent-style-name="Standard">
      <style:paragraph-properties fo:margin-left="0.741cm" fo:margin-right="0cm" fo:text-indent="0cm" style:auto-text-indent="false"/>
      <style:text-properties fo:font-size="20pt" style:font-size-asian="20pt" style:font-size-complex="20pt"/>
    </style:style>
    <style:style style:name="P10" style:family="paragraph" style:parent-style-name="Standard">
      <style:paragraph-properties fo:margin-left="0.053cm" fo:margin-right="0cm" fo:text-align="justify" style:justify-single-word="false" fo:text-indent="0cm" style:auto-text-indent="false"/>
      <style:text-properties fo:font-size="20pt" fo:language="it" fo:country="IT" style:font-size-asian="20pt" style:font-size-complex="20pt"/>
    </style:style>
    <style:style style:name="P11" style:family="paragraph" style:parent-style-name="Standard" style:master-page-name="Standard">
      <style:paragraph-properties fo:margin-left="0.053cm" fo:margin-right="0cm" fo:text-align="justify" style:justify-single-word="false" fo:text-indent="0cm" style:auto-text-indent="false" style:page-number="auto"/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style:font-name="Wingdings" fo:language="it" fo:country="IT"/>
    </style:style>
    <style:style style:name="T3" style:family="text">
      <style:text-properties fo:color="#3366ff" fo:language="it" fo:country="IT"/>
    </style:style>
    <style:style style:name="T4" style:family="text">
      <style:text-properties fo:color="#3366ff" fo:language="it" fo:country="IT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ornire le specifiche algebriche del tipo astratto “Libretto” di cui si forniscono le specifiche sintattiche:</text:p>
      <text:p text:style-name="P2">Tipi:</text:p>
      <text:p text:style-name="P1">Libretto, Esame, Voto, Boolean, Intero</text:p>
      <text:p text:style-name="P2">Operatori:</text:p>
      <text:p text:style-name="P3"><text:span text:style-name="T1">crea () </text:span><text:span text:style-name="T2"></text:span><text:span text:style-name="T1"> Libretto</text:span><text:span text:style-name="T4"> // crea un libretto vuoto</text:span></text:p>
      <text:p text:style-name="P3"><text:span text:style-name="T1">vuoto(Libretto) </text:span><text:span text:style-name="T2"></text:span><text:span text:style-name="T1"> Boolean </text:span><text:span text:style-name="T4">// verifica che il libretto sia vuoto</text:span></text:p>
      <text:p text:style-name="P3"><text:span text:style-name="T1">inserisci(Libretto, Esame, Voto) </text:span><text:span text:style-name="T2"></text:span><text:span text:style-name="T1"> Libretto</text:span><text:span text:style-name="T3"> </text:span><text:span text:style-name="T4">// registra la coppia Esame-Voto sul libretto</text:span></text:p>
      <text:p text:style-name="P3"><text:span text:style-name="T1">contiene Esame(Libretto,Esame) </text:span><text:span text:style-name="T2"></text:span><text:span text:style-name="T1"> Boolean </text:span><text:span text:style-name="T4">//verifica se Esame è registrato su Libretto</text:span></text:p>
      <text:p text:style-name="P3"><text:span text:style-name="T1">leggiVoto(Libretto,Esame) </text:span><text:span text:style-name="T2"></text:span><text:span text:style-name="T1"> Voto </text:span><text:span text:style-name="T4">// restituisce il voto di Esame se è registrato su libretto</text:span></text:p>
      <text:p text:style-name="P3"><text:span text:style-name="T1">contaEsami(Libretto) </text:span><text:span text:style-name="T2"></text:span><text:span text:style-name="T1"> Intero</text:span><text:span text:style-name="T4"> // restituisce il numero di esami registrati nel libretto</text:span></text:p>
      <text:p text:style-name="P3"><text:span text:style-name="T1">mediaVoti(Libretto) </text:span><text:span text:style-name="T2"></text:span><text:span text:style-name="T1"> Voto </text:span><text:span text:style-name="T4">// restituisce la media dei voti</text:span></text:p>
      <text:p text:style-name="P3"><text:span text:style-name="T1">contaVoti(Libretto,Voto) </text:span><text:span text:style-name="T2"></text:span><text:span text:style-name="T1">Intero </text:span><text:span text:style-name="T4">// conta il numero di esami registrati nel libretto con voto uguale a Voto</text:span></text:p>
      <text:p text:style-name="P3"><text:span text:style-name="T1">stesso Voto(Libretto,Libretto,Esame) </text:span><text:span text:style-name="T2"></text:span><text:span text:style-name="T1"> Boolean </text:span><text:span text:style-name="T4">// restituisce true se nei due libretti è registrato Esame con lo stesso Vot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Fornire le specifiche algebriche del tipo astratto “SocialBook” di cui si forniscono le specifiche sintattiche:</text:p>
      <text:p text:style-name="P7">Tipi:</text:p>
      <text:p text:style-name="P8">SocialBook, Contatto, Intero, Boolean</text:p>
      <text:p text:style-name="P7">Operatori:</text:p>
      <text:p text:style-name="P6"><text:span text:style-name="T1">crea () </text:span><text:span text:style-name="T2"></text:span><text:span text:style-name="T1"> social Book </text:span><text:span text:style-name="T4">// crea un SocialBook vuoto</text:span></text:p>
      <text:p text:style-name="P6"><text:span text:style-name="T1">vuoto(SocialBook) </text:span><text:span text:style-name="T2"></text:span><text:span text:style-name="T1"> Boolean </text:span><text:span text:style-name="T4">// verifica che il Social Book sia vuoto</text:span></text:p>
      <text:p text:style-name="P9"><text:span text:style-name="T1">aggiungiContatto(SocialBook, Contatto) </text:span><text:span text:style-name="T2"></text:span><text:span text:style-name="T1"> SocialBook </text:span><text:span text:style-name="T4">// aggiunge il Contatto al SocialBook</text:span></text:p>
      <text:p text:style-name="P6"><text:span text:style-name="T1">contieneContatto(SocialBook,Contatto)</text:span><text:span text:style-name="T2"></text:span><text:span text:style-name="T1">Booleano </text:span><text:span text:style-name="T4">// verifica che il Contatto appartenga al SocialBook</text:span></text:p>
      <text:p text:style-name="P9"><text:span text:style-name="T1">aggiungiLegame(SocialBook,Contatto,Contatto) </text:span><text:span text:style-name="T2"></text:span><text:span text:style-name="T1"> SocialBook</text:span><text:span text:style-name="T3"> </text:span><text:span text:style-name="T4">// crea un legame tra i due Contatti nel SocialBook</text:span></text:p>
      <text:p text:style-name="P9"><text:span text:style-name="T1">contieneLegame(SocialBook,Contatto,Contatto) </text:span><text:span text:style-name="T2"></text:span><text:span text:style-name="T1"> Boolean</text:span><text:span text:style-name="T4">// verifica l’esistenza di un legame tra i due Contatti del SocialBook</text:span></text:p>
      <text:p text:style-name="P9"><text:span text:style-name="T1">contaLegami(SocialBook,Contatto) </text:span><text:span text:style-name="T2"></text:span><text:span text:style-name="T1"> Intero </text:span><text:span text:style-name="T4">//conta i legami in cui è coinvolto il Contatto nel SocialBook, se il Contatto non appartiene al SocialBook genera errore</text:span></text:p>
      <text:p text:style-name="P9"><text:span text:style-name="T1">rimuovi Contatto(Social Book,Contatto) </text:span><text:span text:style-name="T2"></text:span><text:span text:style-name="T1"> SocialBook</text:span><text:span text:style-name="T4">// rimuove il Contatto dal Social Book (qualora vi appartenga) e i suoi legami se non appartiene lascia il Socialbook inalterato</text:span></text:p>
      <text:p text:style-name="P9"><text:span text:style-name="T1">rimuoviLegame(Social Book,Contatto,Contatto) </text:span><text:span text:style-name="T2"></text:span><text:span text:style-name="T1"> SocialBook</text:span><text:span text:style-name="T4"> // rimuove il legame tra due Contatti nel SocialBook, se uno dei due Contatti non appartiene al SocialBook o non esiste un legame tra i due Contatti <text:s/>genera errore</text:span></text:p>
      <text:p text:style-name="P6"><text:span text:style-name="T1">contenuto (Social Book, </text:span><text:bookmark text:name="_GoBack"/><text:span text:style-name="T1">Social Book) </text:span><text:span text:style-name="T2"></text:span><text:span text:style-name="T1"> Boolean </text:span><text:span text:style-name="T4">// </text:span><text:soft-page-break/><text:span text:style-name="T4">restituisce vero se tutti i contatti del primo social book appartengono anche al secondo social book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alisa Appice</meta:initial-creator>
    <meta:editing-cycles>3</meta:editing-cycles>
    <meta:creation-date>2018-03-02T07:09:00</meta:creation-date>
    <dc:date>2018-03-02T15:50:26.99</dc:date>
    <meta:editing-duration>PT1M21S</meta:editing-duration>
    <meta:generator>OpenOffice/4.1.1$Win32 OpenOffice.org_project/411m6$Build-9775</meta:generator>
    <dc:creator>Annalisa Appice</dc:creator>
    <meta:document-statistic meta:table-count="0" meta:image-count="0" meta:object-count="0" meta:page-count="3" meta:paragraph-count="27" meta:word-count="329" meta:character-count="23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